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number-columns-repeated="30" table:default-cell-style-name="Default"/>
        <table:table-row table:style-name="ro1">
          <table:table-cell table:number-columns-repeated="30"/>
        </table:table-row>
        <table:table-row table:style-name="ro1">
          <table:table-cell table:number-columns-repeated="6"/>
          <table:table-cell office:value-type="string" calcext:value-type="string">
            <text:p>RANDOM</text:p>
          </table:table-cell>
          <table:table-cell table:number-columns-repeated="23"/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MEDICION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MEDICION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MEDICION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MEDICION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MEDICION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MEDICION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MEDICION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MEDICION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MEDICION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MEDICION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18 82 33</text:p>
          </table:table-cell>
          <table:table-cell office:value-type="float" office:value="96215301" calcext:value-type="float">
            <text:p>96215301</text:p>
          </table:table-cell>
          <table:table-cell office:value-type="float" office:value="8243" calcext:value-type="float">
            <text:p>8243</text:p>
          </table:table-cell>
          <table:table-cell/>
          <table:table-cell office:value-type="float" office:value="115157421" calcext:value-type="float">
            <text:p>115157421</text:p>
          </table:table-cell>
          <table:table-cell office:value-type="float" office:value="14742" calcext:value-type="float">
            <text:p>14742</text:p>
          </table:table-cell>
          <table:table-cell/>
          <table:table-cell office:value-type="float" office:value="130516187" calcext:value-type="float">
            <text:p>130516187</text:p>
          </table:table-cell>
          <table:table-cell office:value-type="float" office:value="13167" calcext:value-type="float">
            <text:p>13167</text:p>
          </table:table-cell>
          <table:table-cell/>
          <table:table-cell office:value-type="float" office:value="145721543" calcext:value-type="float">
            <text:p>145721543</text:p>
          </table:table-cell>
          <table:table-cell office:value-type="float" office:value="14585" calcext:value-type="float">
            <text:p>14585</text:p>
          </table:table-cell>
          <table:table-cell/>
          <table:table-cell office:value-type="float" office:value="146865510" calcext:value-type="float">
            <text:p>146865510</text:p>
          </table:table-cell>
          <table:table-cell office:value-type="float" office:value="14852" calcext:value-type="float">
            <text:p>14852</text:p>
          </table:table-cell>
          <table:table-cell/>
          <table:table-cell office:value-type="float" office:value="138299479" calcext:value-type="float">
            <text:p>138299479</text:p>
          </table:table-cell>
          <table:table-cell office:value-type="float" office:value="18585" calcext:value-type="float">
            <text:p>18585</text:p>
          </table:table-cell>
          <table:table-cell/>
          <table:table-cell office:value-type="float" office:value="161604750" calcext:value-type="float">
            <text:p>161604750</text:p>
          </table:table-cell>
          <table:table-cell office:value-type="float" office:value="17082" calcext:value-type="float">
            <text:p>17082</text:p>
          </table:table-cell>
          <table:table-cell/>
          <table:table-cell office:value-type="float" office:value="147793329" calcext:value-type="float">
            <text:p>147793329</text:p>
          </table:table-cell>
          <table:table-cell office:value-type="float" office:value="12024" calcext:value-type="float">
            <text:p>12024</text:p>
          </table:table-cell>
          <table:table-cell/>
          <table:table-cell office:value-type="float" office:value="147524737" calcext:value-type="float">
            <text:p>147524737</text:p>
          </table:table-cell>
          <table:table-cell office:value-type="float" office:value="14829" calcext:value-type="float">
            <text:p>14829</text:p>
          </table:table-cell>
          <table:table-cell/>
          <table:table-cell office:value-type="float" office:value="149774932" calcext:value-type="float">
            <text:p>149774932</text:p>
          </table:table-cell>
          <table:table-cell office:value-type="float" office:value="9849" calcext:value-type="float">
            <text:p>9849</text:p>
          </table:table-cell>
        </table:table-row>
        <table:table-row table:style-name="ro1">
          <table:table-cell office:value-type="string" calcext:value-type="string">
            <text:p>18 82 33</text:p>
          </table:table-cell>
          <table:table-cell office:value-type="float" office:value="89441191" calcext:value-type="float">
            <text:p>89441191</text:p>
          </table:table-cell>
          <table:table-cell office:value-type="float" office:value="6770" calcext:value-type="float">
            <text:p>6770</text:p>
          </table:table-cell>
          <table:table-cell/>
          <table:table-cell office:value-type="float" office:value="111601515" calcext:value-type="float">
            <text:p>111601515</text:p>
          </table:table-cell>
          <table:table-cell office:value-type="float" office:value="6471" calcext:value-type="float">
            <text:p>6471</text:p>
          </table:table-cell>
          <table:table-cell/>
          <table:table-cell office:value-type="float" office:value="121701168" calcext:value-type="float">
            <text:p>121701168</text:p>
          </table:table-cell>
          <table:table-cell office:value-type="float" office:value="10556" calcext:value-type="float">
            <text:p>10556</text:p>
          </table:table-cell>
          <table:table-cell/>
          <table:table-cell office:value-type="float" office:value="145788201" calcext:value-type="float">
            <text:p>145788201</text:p>
          </table:table-cell>
          <table:table-cell office:value-type="float" office:value="13649" calcext:value-type="float">
            <text:p>13649</text:p>
          </table:table-cell>
          <table:table-cell/>
          <table:table-cell office:value-type="float" office:value="145691154" calcext:value-type="float">
            <text:p>145691154</text:p>
          </table:table-cell>
          <table:table-cell office:value-type="float" office:value="18131" calcext:value-type="float">
            <text:p>18131</text:p>
          </table:table-cell>
          <table:table-cell/>
          <table:table-cell office:value-type="float" office:value="147499250" calcext:value-type="float">
            <text:p>147499250</text:p>
          </table:table-cell>
          <table:table-cell office:value-type="float" office:value="14924" calcext:value-type="float">
            <text:p>14924</text:p>
          </table:table-cell>
          <table:table-cell/>
          <table:table-cell office:value-type="float" office:value="151953077" calcext:value-type="float">
            <text:p>151953077</text:p>
          </table:table-cell>
          <table:table-cell office:value-type="float" office:value="11400" calcext:value-type="float">
            <text:p>11400</text:p>
          </table:table-cell>
          <table:table-cell/>
          <table:table-cell office:value-type="float" office:value="146267059" calcext:value-type="float">
            <text:p>146267059</text:p>
          </table:table-cell>
          <table:table-cell office:value-type="float" office:value="13479" calcext:value-type="float">
            <text:p>13479</text:p>
          </table:table-cell>
          <table:table-cell/>
          <table:table-cell office:value-type="float" office:value="136323268" calcext:value-type="float">
            <text:p>136323268</text:p>
          </table:table-cell>
          <table:table-cell office:value-type="float" office:value="9070" calcext:value-type="float">
            <text:p>9070</text:p>
          </table:table-cell>
          <table:table-cell/>
          <table:table-cell office:value-type="float" office:value="149428408" calcext:value-type="float">
            <text:p>149428408</text:p>
          </table:table-cell>
          <table:table-cell office:value-type="float" office:value="18357" calcext:value-type="float">
            <text:p>18357</text:p>
          </table:table-cell>
        </table:table-row>
        <table:table-row table:style-name="ro1">
          <table:table-cell office:value-type="string" calcext:value-type="string">
            <text:p>18 82 33</text:p>
          </table:table-cell>
          <table:table-cell office:value-type="float" office:value="86189658" calcext:value-type="float">
            <text:p>86189658</text:p>
          </table:table-cell>
          <table:table-cell office:value-type="float" office:value="4237" calcext:value-type="float">
            <text:p>4237</text:p>
          </table:table-cell>
          <table:table-cell/>
          <table:table-cell office:value-type="float" office:value="108139225" calcext:value-type="float">
            <text:p>108139225</text:p>
          </table:table-cell>
          <table:table-cell office:value-type="float" office:value="8499" calcext:value-type="float">
            <text:p>8499</text:p>
          </table:table-cell>
          <table:table-cell/>
          <table:table-cell office:value-type="float" office:value="124159179" calcext:value-type="float">
            <text:p>124159179</text:p>
          </table:table-cell>
          <table:table-cell office:value-type="float" office:value="12074" calcext:value-type="float">
            <text:p>12074</text:p>
          </table:table-cell>
          <table:table-cell/>
          <table:table-cell office:value-type="float" office:value="142983667" calcext:value-type="float">
            <text:p>142983667</text:p>
          </table:table-cell>
          <table:table-cell office:value-type="float" office:value="15978" calcext:value-type="float">
            <text:p>15978</text:p>
          </table:table-cell>
          <table:table-cell/>
          <table:table-cell office:value-type="float" office:value="141434361" calcext:value-type="float">
            <text:p>141434361</text:p>
          </table:table-cell>
          <table:table-cell office:value-type="float" office:value="19049" calcext:value-type="float">
            <text:p>19049</text:p>
          </table:table-cell>
          <table:table-cell/>
          <table:table-cell office:value-type="float" office:value="144302611" calcext:value-type="float">
            <text:p>144302611</text:p>
          </table:table-cell>
          <table:table-cell office:value-type="float" office:value="16900" calcext:value-type="float">
            <text:p>16900</text:p>
          </table:table-cell>
          <table:table-cell/>
          <table:table-cell office:value-type="float" office:value="153227910" calcext:value-type="float">
            <text:p>153227910</text:p>
          </table:table-cell>
          <table:table-cell office:value-type="float" office:value="13380" calcext:value-type="float">
            <text:p>13380</text:p>
          </table:table-cell>
          <table:table-cell/>
          <table:table-cell office:value-type="float" office:value="142490105" calcext:value-type="float">
            <text:p>142490105</text:p>
          </table:table-cell>
          <table:table-cell office:value-type="float" office:value="13173" calcext:value-type="float">
            <text:p>13173</text:p>
          </table:table-cell>
          <table:table-cell/>
          <table:table-cell office:value-type="float" office:value="145260328" calcext:value-type="float">
            <text:p>145260328</text:p>
          </table:table-cell>
          <table:table-cell office:value-type="float" office:value="13708" calcext:value-type="float">
            <text:p>13708</text:p>
          </table:table-cell>
          <table:table-cell/>
          <table:table-cell office:value-type="float" office:value="145234351" calcext:value-type="float">
            <text:p>145234351</text:p>
          </table:table-cell>
          <table:table-cell office:value-type="float" office:value="13837" calcext:value-type="float">
            <text:p>13837</text:p>
          </table:table-cell>
        </table:table-row>
        <table:table-row table:style-name="ro1">
          <table:table-cell office:value-type="string" calcext:value-type="string">
            <text:p>18 82 33</text:p>
          </table:table-cell>
          <table:table-cell office:value-type="float" office:value="83184660" calcext:value-type="float">
            <text:p>83184660</text:p>
          </table:table-cell>
          <table:table-cell office:value-type="float" office:value="8826" calcext:value-type="float">
            <text:p>8826</text:p>
          </table:table-cell>
          <table:table-cell/>
          <table:table-cell office:value-type="float" office:value="123967538" calcext:value-type="float">
            <text:p>123967538</text:p>
          </table:table-cell>
          <table:table-cell office:value-type="float" office:value="12108" calcext:value-type="float">
            <text:p>12108</text:p>
          </table:table-cell>
          <table:table-cell/>
          <table:table-cell office:value-type="float" office:value="141045687" calcext:value-type="float">
            <text:p>141045687</text:p>
          </table:table-cell>
          <table:table-cell office:value-type="float" office:value="16782" calcext:value-type="float">
            <text:p>16782</text:p>
          </table:table-cell>
          <table:table-cell/>
          <table:table-cell office:value-type="float" office:value="145763694" calcext:value-type="float">
            <text:p>145763694</text:p>
          </table:table-cell>
          <table:table-cell office:value-type="float" office:value="12730" calcext:value-type="float">
            <text:p>12730</text:p>
          </table:table-cell>
          <table:table-cell/>
          <table:table-cell office:value-type="float" office:value="145013302" calcext:value-type="float">
            <text:p>145013302</text:p>
          </table:table-cell>
          <table:table-cell office:value-type="float" office:value="18631" calcext:value-type="float">
            <text:p>18631</text:p>
          </table:table-cell>
          <table:table-cell/>
          <table:table-cell office:value-type="float" office:value="147463470" calcext:value-type="float">
            <text:p>147463470</text:p>
          </table:table-cell>
          <table:table-cell office:value-type="float" office:value="9656" calcext:value-type="float">
            <text:p>9656</text:p>
          </table:table-cell>
          <table:table-cell/>
          <table:table-cell office:value-type="float" office:value="155138443" calcext:value-type="float">
            <text:p>155138443</text:p>
          </table:table-cell>
          <table:table-cell office:value-type="float" office:value="18022" calcext:value-type="float">
            <text:p>18022</text:p>
          </table:table-cell>
          <table:table-cell/>
          <table:table-cell office:value-type="float" office:value="141987229" calcext:value-type="float">
            <text:p>141987229</text:p>
          </table:table-cell>
          <table:table-cell office:value-type="float" office:value="15739" calcext:value-type="float">
            <text:p>15739</text:p>
          </table:table-cell>
          <table:table-cell/>
          <table:table-cell office:value-type="float" office:value="139885054" calcext:value-type="float">
            <text:p>139885054</text:p>
          </table:table-cell>
          <table:table-cell office:value-type="float" office:value="10652" calcext:value-type="float">
            <text:p>10652</text:p>
          </table:table-cell>
          <table:table-cell/>
          <table:table-cell office:value-type="float" office:value="137086892" calcext:value-type="float">
            <text:p>137086892</text:p>
          </table:table-cell>
          <table:table-cell office:value-type="float" office:value="9261" calcext:value-type="float">
            <text:p>9261</text:p>
          </table:table-cell>
        </table:table-row>
        <table:table-row table:style-name="ro1">
          <table:table-cell office:value-type="string" calcext:value-type="string">
            <text:p>18 82 33</text:p>
          </table:table-cell>
          <table:table-cell office:value-type="float" office:value="101938078" calcext:value-type="float">
            <text:p>101938078</text:p>
          </table:table-cell>
          <table:table-cell office:value-type="float" office:value="7456" calcext:value-type="float">
            <text:p>7456</text:p>
          </table:table-cell>
          <table:table-cell/>
          <table:table-cell office:value-type="float" office:value="128381664" calcext:value-type="float">
            <text:p>128381664</text:p>
          </table:table-cell>
          <table:table-cell office:value-type="float" office:value="12039" calcext:value-type="float">
            <text:p>12039</text:p>
          </table:table-cell>
          <table:table-cell/>
          <table:table-cell office:value-type="float" office:value="143180210" calcext:value-type="float">
            <text:p>143180210</text:p>
          </table:table-cell>
          <table:table-cell office:value-type="float" office:value="13767" calcext:value-type="float">
            <text:p>13767</text:p>
          </table:table-cell>
          <table:table-cell/>
          <table:table-cell office:value-type="float" office:value="145913674" calcext:value-type="float">
            <text:p>145913674</text:p>
          </table:table-cell>
          <table:table-cell office:value-type="float" office:value="18411" calcext:value-type="float">
            <text:p>18411</text:p>
          </table:table-cell>
          <table:table-cell/>
          <table:table-cell office:value-type="float" office:value="135014126" calcext:value-type="float">
            <text:p>135014126</text:p>
          </table:table-cell>
          <table:table-cell office:value-type="float" office:value="14474" calcext:value-type="float">
            <text:p>14474</text:p>
          </table:table-cell>
          <table:table-cell/>
          <table:table-cell office:value-type="float" office:value="147374267" calcext:value-type="float">
            <text:p>147374267</text:p>
          </table:table-cell>
          <table:table-cell office:value-type="float" office:value="17154" calcext:value-type="float">
            <text:p>17154</text:p>
          </table:table-cell>
          <table:table-cell/>
          <table:table-cell office:value-type="float" office:value="146464582" calcext:value-type="float">
            <text:p>146464582</text:p>
          </table:table-cell>
          <table:table-cell office:value-type="float" office:value="14819" calcext:value-type="float">
            <text:p>14819</text:p>
          </table:table-cell>
          <table:table-cell/>
          <table:table-cell office:value-type="float" office:value="146018072" calcext:value-type="float">
            <text:p>146018072</text:p>
          </table:table-cell>
          <table:table-cell office:value-type="float" office:value="16494" calcext:value-type="float">
            <text:p>16494</text:p>
          </table:table-cell>
          <table:table-cell/>
          <table:table-cell office:value-type="float" office:value="144211447" calcext:value-type="float">
            <text:p>144211447</text:p>
          </table:table-cell>
          <table:table-cell office:value-type="float" office:value="13670" calcext:value-type="float">
            <text:p>13670</text:p>
          </table:table-cell>
          <table:table-cell/>
          <table:table-cell office:value-type="float" office:value="100610802" calcext:value-type="float">
            <text:p>100610802</text:p>
          </table:table-cell>
          <table:table-cell office:value-type="float" office:value="11484" calcext:value-type="float">
            <text:p>11484</text:p>
          </table:table-cell>
        </table:table-row>
        <table:table-row table:style-name="ro1">
          <table:table-cell office:value-type="string" calcext:value-type="string">
            <text:p>18 82 33</text:p>
          </table:table-cell>
          <table:table-cell office:value-type="float" office:value="91213017" calcext:value-type="float">
            <text:p>91213017</text:p>
          </table:table-cell>
          <table:table-cell office:value-type="float" office:value="6370" calcext:value-type="float">
            <text:p>6370</text:p>
          </table:table-cell>
          <table:table-cell/>
          <table:table-cell office:value-type="float" office:value="125073275" calcext:value-type="float">
            <text:p>125073275</text:p>
          </table:table-cell>
          <table:table-cell office:value-type="float" office:value="10378" calcext:value-type="float">
            <text:p>10378</text:p>
          </table:table-cell>
          <table:table-cell/>
          <table:table-cell office:value-type="float" office:value="133449135" calcext:value-type="float">
            <text:p>133449135</text:p>
          </table:table-cell>
          <table:table-cell office:value-type="float" office:value="12301" calcext:value-type="float">
            <text:p>12301</text:p>
          </table:table-cell>
          <table:table-cell/>
          <table:table-cell office:value-type="float" office:value="139659594" calcext:value-type="float">
            <text:p>139659594</text:p>
          </table:table-cell>
          <table:table-cell office:value-type="float" office:value="14574" calcext:value-type="float">
            <text:p>14574</text:p>
          </table:table-cell>
          <table:table-cell/>
          <table:table-cell office:value-type="float" office:value="150312116" calcext:value-type="float">
            <text:p>150312116</text:p>
          </table:table-cell>
          <table:table-cell office:value-type="float" office:value="16640" calcext:value-type="float">
            <text:p>16640</text:p>
          </table:table-cell>
          <table:table-cell/>
          <table:table-cell office:value-type="float" office:value="142239157" calcext:value-type="float">
            <text:p>142239157</text:p>
          </table:table-cell>
          <table:table-cell office:value-type="float" office:value="13071" calcext:value-type="float">
            <text:p>13071</text:p>
          </table:table-cell>
          <table:table-cell/>
          <table:table-cell office:value-type="float" office:value="133413846" calcext:value-type="float">
            <text:p>133413846</text:p>
          </table:table-cell>
          <table:table-cell office:value-type="float" office:value="13560" calcext:value-type="float">
            <text:p>13560</text:p>
          </table:table-cell>
          <table:table-cell/>
          <table:table-cell office:value-type="float" office:value="145822510" calcext:value-type="float">
            <text:p>145822510</text:p>
          </table:table-cell>
          <table:table-cell office:value-type="float" office:value="11377" calcext:value-type="float">
            <text:p>11377</text:p>
          </table:table-cell>
          <table:table-cell/>
          <table:table-cell office:value-type="float" office:value="113517930" calcext:value-type="float">
            <text:p>113517930</text:p>
          </table:table-cell>
          <table:table-cell office:value-type="float" office:value="10877" calcext:value-type="float">
            <text:p>10877</text:p>
          </table:table-cell>
          <table:table-cell/>
          <table:table-cell office:value-type="float" office:value="147446316" calcext:value-type="float">
            <text:p>147446316</text:p>
          </table:table-cell>
          <table:table-cell office:value-type="float" office:value="11824" calcext:value-type="float">
            <text:p>11824</text:p>
          </table:table-cell>
        </table:table-row>
        <table:table-row table:style-name="ro1">
          <table:table-cell office:value-type="string" calcext:value-type="string">
            <text:p>18 82 33</text:p>
          </table:table-cell>
          <table:table-cell office:value-type="float" office:value="77800563" calcext:value-type="float">
            <text:p>77800563</text:p>
          </table:table-cell>
          <table:table-cell office:value-type="float" office:value="9589" calcext:value-type="float">
            <text:p>9589</text:p>
          </table:table-cell>
          <table:table-cell/>
          <table:table-cell office:value-type="float" office:value="113193463" calcext:value-type="float">
            <text:p>113193463</text:p>
          </table:table-cell>
          <table:table-cell office:value-type="float" office:value="11439" calcext:value-type="float">
            <text:p>11439</text:p>
          </table:table-cell>
          <table:table-cell/>
          <table:table-cell office:value-type="float" office:value="126313798" calcext:value-type="float">
            <text:p>126313798</text:p>
          </table:table-cell>
          <table:table-cell office:value-type="float" office:value="11607" calcext:value-type="float">
            <text:p>11607</text:p>
          </table:table-cell>
          <table:table-cell/>
          <table:table-cell office:value-type="float" office:value="142423446" calcext:value-type="float">
            <text:p>142423446</text:p>
          </table:table-cell>
          <table:table-cell office:value-type="float" office:value="16478" calcext:value-type="float">
            <text:p>16478</text:p>
          </table:table-cell>
          <table:table-cell/>
          <table:table-cell office:value-type="float" office:value="146383220" calcext:value-type="float">
            <text:p>146383220</text:p>
          </table:table-cell>
          <table:table-cell office:value-type="float" office:value="16667" calcext:value-type="float">
            <text:p>16667</text:p>
          </table:table-cell>
          <table:table-cell/>
          <table:table-cell office:value-type="float" office:value="145108878" calcext:value-type="float">
            <text:p>145108878</text:p>
          </table:table-cell>
          <table:table-cell office:value-type="float" office:value="12943" calcext:value-type="float">
            <text:p>12943</text:p>
          </table:table-cell>
          <table:table-cell/>
          <table:table-cell office:value-type="float" office:value="152584367" calcext:value-type="float">
            <text:p>152584367</text:p>
          </table:table-cell>
          <table:table-cell office:value-type="float" office:value="15711" calcext:value-type="float">
            <text:p>15711</text:p>
          </table:table-cell>
          <table:table-cell/>
          <table:table-cell office:value-type="float" office:value="136290428" calcext:value-type="float">
            <text:p>136290428</text:p>
          </table:table-cell>
          <table:table-cell office:value-type="float" office:value="14636" calcext:value-type="float">
            <text:p>14636</text:p>
          </table:table-cell>
          <table:table-cell/>
          <table:table-cell office:value-type="float" office:value="106612955" calcext:value-type="float">
            <text:p>106612955</text:p>
          </table:table-cell>
          <table:table-cell office:value-type="float" office:value="10197" calcext:value-type="float">
            <text:p>10197</text:p>
          </table:table-cell>
          <table:table-cell/>
          <table:table-cell office:value-type="float" office:value="145806825" calcext:value-type="float">
            <text:p>145806825</text:p>
          </table:table-cell>
          <table:table-cell office:value-type="float" office:value="13020" calcext:value-type="float">
            <text:p>13020</text:p>
          </table:table-cell>
        </table:table-row>
        <table:table-row table:style-name="ro1">
          <table:table-cell office:value-type="string" calcext:value-type="string">
            <text:p>18 82 33</text:p>
          </table:table-cell>
          <table:table-cell office:value-type="float" office:value="84745730" calcext:value-type="float">
            <text:p>84745730</text:p>
          </table:table-cell>
          <table:table-cell office:value-type="float" office:value="9082" calcext:value-type="float">
            <text:p>9082</text:p>
          </table:table-cell>
          <table:table-cell/>
          <table:table-cell office:value-type="float" office:value="114545246" calcext:value-type="float">
            <text:p>114545246</text:p>
          </table:table-cell>
          <table:table-cell office:value-type="float" office:value="9881" calcext:value-type="float">
            <text:p>9881</text:p>
          </table:table-cell>
          <table:table-cell/>
          <table:table-cell office:value-type="float" office:value="133172701" calcext:value-type="float">
            <text:p>133172701</text:p>
          </table:table-cell>
          <table:table-cell office:value-type="float" office:value="16539" calcext:value-type="float">
            <text:p>16539</text:p>
          </table:table-cell>
          <table:table-cell/>
          <table:table-cell office:value-type="float" office:value="143302253" calcext:value-type="float">
            <text:p>143302253</text:p>
          </table:table-cell>
          <table:table-cell office:value-type="float" office:value="21504" calcext:value-type="float">
            <text:p>21504</text:p>
          </table:table-cell>
          <table:table-cell/>
          <table:table-cell office:value-type="float" office:value="141871558" calcext:value-type="float">
            <text:p>141871558</text:p>
          </table:table-cell>
          <table:table-cell office:value-type="float" office:value="11773" calcext:value-type="float">
            <text:p>11773</text:p>
          </table:table-cell>
          <table:table-cell/>
          <table:table-cell office:value-type="float" office:value="129226651" calcext:value-type="float">
            <text:p>129226651</text:p>
          </table:table-cell>
          <table:table-cell office:value-type="float" office:value="14845" calcext:value-type="float">
            <text:p>14845</text:p>
          </table:table-cell>
          <table:table-cell/>
          <table:table-cell office:value-type="float" office:value="150480721" calcext:value-type="float">
            <text:p>150480721</text:p>
          </table:table-cell>
          <table:table-cell office:value-type="float" office:value="17250" calcext:value-type="float">
            <text:p>17250</text:p>
          </table:table-cell>
          <table:table-cell/>
          <table:table-cell office:value-type="float" office:value="142528825" calcext:value-type="float">
            <text:p>142528825</text:p>
          </table:table-cell>
          <table:table-cell office:value-type="float" office:value="16731" calcext:value-type="float">
            <text:p>16731</text:p>
          </table:table-cell>
          <table:table-cell/>
          <table:table-cell office:value-type="float" office:value="139787028" calcext:value-type="float">
            <text:p>139787028</text:p>
          </table:table-cell>
          <table:table-cell office:value-type="float" office:value="10610" calcext:value-type="float">
            <text:p>10610</text:p>
          </table:table-cell>
          <table:table-cell/>
          <table:table-cell office:value-type="float" office:value="137035919" calcext:value-type="float">
            <text:p>137035919</text:p>
          </table:table-cell>
          <table:table-cell office:value-type="float" office:value="15103" calcext:value-type="float">
            <text:p>15103</text:p>
          </table:table-cell>
        </table:table-row>
        <table:table-row table:style-name="ro1">
          <table:table-cell office:value-type="string" calcext:value-type="string">
            <text:p>18 82 33</text:p>
          </table:table-cell>
          <table:table-cell office:value-type="float" office:value="91515428" calcext:value-type="float">
            <text:p>91515428</text:p>
          </table:table-cell>
          <table:table-cell office:value-type="float" office:value="7163" calcext:value-type="float">
            <text:p>7163</text:p>
          </table:table-cell>
          <table:table-cell/>
          <table:table-cell office:value-type="float" office:value="124989462" calcext:value-type="float">
            <text:p>124989462</text:p>
          </table:table-cell>
          <table:table-cell office:value-type="float" office:value="10545" calcext:value-type="float">
            <text:p>10545</text:p>
          </table:table-cell>
          <table:table-cell/>
          <table:table-cell office:value-type="float" office:value="147477685" calcext:value-type="float">
            <text:p>147477685</text:p>
          </table:table-cell>
          <table:table-cell office:value-type="float" office:value="20260" calcext:value-type="float">
            <text:p>20260</text:p>
          </table:table-cell>
          <table:table-cell/>
          <table:table-cell office:value-type="float" office:value="149520553" calcext:value-type="float">
            <text:p>149520553</text:p>
          </table:table-cell>
          <table:table-cell office:value-type="float" office:value="13682" calcext:value-type="float">
            <text:p>13682</text:p>
          </table:table-cell>
          <table:table-cell/>
          <table:table-cell office:value-type="float" office:value="143898743" calcext:value-type="float">
            <text:p>143898743</text:p>
          </table:table-cell>
          <table:table-cell office:value-type="float" office:value="16004" calcext:value-type="float">
            <text:p>16004</text:p>
          </table:table-cell>
          <table:table-cell/>
          <table:table-cell office:value-type="float" office:value="147665895" calcext:value-type="float">
            <text:p>147665895</text:p>
          </table:table-cell>
          <table:table-cell office:value-type="float" office:value="14074" calcext:value-type="float">
            <text:p>14074</text:p>
          </table:table-cell>
          <table:table-cell/>
          <table:table-cell office:value-type="float" office:value="154849755" calcext:value-type="float">
            <text:p>154849755</text:p>
          </table:table-cell>
          <table:table-cell office:value-type="float" office:value="10637" calcext:value-type="float">
            <text:p>10637</text:p>
          </table:table-cell>
          <table:table-cell/>
          <table:table-cell office:value-type="float" office:value="151937393" calcext:value-type="float">
            <text:p>151937393</text:p>
          </table:table-cell>
          <table:table-cell office:value-type="float" office:value="16779" calcext:value-type="float">
            <text:p>16779</text:p>
          </table:table-cell>
          <table:table-cell/>
          <table:table-cell office:value-type="float" office:value="140304117" calcext:value-type="float">
            <text:p>140304117</text:p>
          </table:table-cell>
          <table:table-cell office:value-type="float" office:value="14878" calcext:value-type="float">
            <text:p>14878</text:p>
          </table:table-cell>
          <table:table-cell/>
          <table:table-cell office:value-type="float" office:value="138634729" calcext:value-type="float">
            <text:p>138634729</text:p>
          </table:table-cell>
          <table:table-cell office:value-type="float" office:value="12868" calcext:value-type="float">
            <text:p>12868</text:p>
          </table:table-cell>
        </table:table-row>
        <table:table-row table:style-name="ro1">
          <table:table-cell office:value-type="string" calcext:value-type="string">
            <text:p>18 82 33</text:p>
          </table:table-cell>
          <table:table-cell office:value-type="float" office:value="85832841" calcext:value-type="float">
            <text:p>85832841</text:p>
          </table:table-cell>
          <table:table-cell office:value-type="float" office:value="6827" calcext:value-type="float">
            <text:p>6827</text:p>
          </table:table-cell>
          <table:table-cell/>
          <table:table-cell office:value-type="float" office:value="126301544" calcext:value-type="float">
            <text:p>126301544</text:p>
          </table:table-cell>
          <table:table-cell office:value-type="float" office:value="9679" calcext:value-type="float">
            <text:p>9679</text:p>
          </table:table-cell>
          <table:table-cell/>
          <table:table-cell office:value-type="float" office:value="128519391" calcext:value-type="float">
            <text:p>128519391</text:p>
          </table:table-cell>
          <table:table-cell office:value-type="float" office:value="12831" calcext:value-type="float">
            <text:p>12831</text:p>
          </table:table-cell>
          <table:table-cell/>
          <table:table-cell office:value-type="float" office:value="149925892" calcext:value-type="float">
            <text:p>149925892</text:p>
          </table:table-cell>
          <table:table-cell office:value-type="float" office:value="22176" calcext:value-type="float">
            <text:p>22176</text:p>
          </table:table-cell>
          <table:table-cell/>
          <table:table-cell office:value-type="float" office:value="148980428" calcext:value-type="float">
            <text:p>148980428</text:p>
          </table:table-cell>
          <table:table-cell office:value-type="float" office:value="17504" calcext:value-type="float">
            <text:p>17504</text:p>
          </table:table-cell>
          <table:table-cell/>
          <table:table-cell office:value-type="float" office:value="150659619" calcext:value-type="float">
            <text:p>150659619</text:p>
          </table:table-cell>
          <table:table-cell office:value-type="float" office:value="19595" calcext:value-type="float">
            <text:p>19595</text:p>
          </table:table-cell>
          <table:table-cell/>
          <table:table-cell office:value-type="float" office:value="157708693" calcext:value-type="float">
            <text:p>157708693</text:p>
          </table:table-cell>
          <table:table-cell office:value-type="float" office:value="13283" calcext:value-type="float">
            <text:p>13283</text:p>
          </table:table-cell>
          <table:table-cell/>
          <table:table-cell office:value-type="float" office:value="144588358" calcext:value-type="float">
            <text:p>144588358</text:p>
          </table:table-cell>
          <table:table-cell office:value-type="float" office:value="16067" calcext:value-type="float">
            <text:p>16067</text:p>
          </table:table-cell>
          <table:table-cell/>
          <table:table-cell office:value-type="float" office:value="152907363" calcext:value-type="float">
            <text:p>152907363</text:p>
          </table:table-cell>
          <table:table-cell office:value-type="float" office:value="14125" calcext:value-type="float">
            <text:p>14125</text:p>
          </table:table-cell>
          <table:table-cell/>
          <table:table-cell office:value-type="float" office:value="150358189" calcext:value-type="float">
            <text:p>150358189</text:p>
          </table:table-cell>
          <table:table-cell office:value-type="float" office:value="14204" calcext:value-type="float">
            <text:p>14204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SUMA</text:p>
          </table:table-cell>
          <table:table-cell table:formula="of:=SUM([.B8:.B18])" office:value-type="float" office:value="888076467" calcext:value-type="float">
            <text:p>888076467</text:p>
          </table:table-cell>
          <table:table-cell table:formula="of:=SUM([.C8:.C18])" office:value-type="float" office:value="74563" calcext:value-type="float">
            <text:p>74563</text:p>
          </table:table-cell>
          <table:table-cell/>
          <table:table-cell table:formula="of:=SUM([.E8:.E18])" office:value-type="float" office:value="1191350353" calcext:value-type="float">
            <text:p>1191350353</text:p>
          </table:table-cell>
          <table:table-cell table:formula="of:=SUM([.F8:.F18])" office:value-type="float" office:value="105781" calcext:value-type="float">
            <text:p>105781</text:p>
          </table:table-cell>
          <table:table-cell/>
          <table:table-cell table:formula="of:=SUM([.H8:.H18])" office:value-type="float" office:value="1329535141" calcext:value-type="float">
            <text:p>1329535141</text:p>
          </table:table-cell>
          <table:table-cell table:formula="of:=SUM([.I8:.I18])" office:value-type="float" office:value="139884" calcext:value-type="float">
            <text:p>139884</text:p>
          </table:table-cell>
          <table:table-cell/>
          <table:table-cell table:formula="of:=SUM([.K8:.K18])" office:value-type="float" office:value="1451002517" calcext:value-type="float">
            <text:p>1451002517</text:p>
          </table:table-cell>
          <table:table-cell table:formula="of:=SUM([.L8:.L18])" office:value-type="float" office:value="163767" calcext:value-type="float">
            <text:p>163767</text:p>
          </table:table-cell>
          <table:table-cell/>
          <table:table-cell table:formula="of:=SUM([.N8:.N18])" office:value-type="float" office:value="1445464518" calcext:value-type="float">
            <text:p>1445464518</text:p>
          </table:table-cell>
          <table:table-cell table:formula="of:=SUM([.O8:.O18])" office:value-type="float" office:value="163725" calcext:value-type="float">
            <text:p>163725</text:p>
          </table:table-cell>
          <table:table-cell/>
          <table:table-cell table:formula="of:=SUM([.Q8:.Q18])" office:value-type="float" office:value="1439839277" calcext:value-type="float">
            <text:p>1439839277</text:p>
          </table:table-cell>
          <table:table-cell table:formula="of:=SUM([.R8:.R18])" office:value-type="float" office:value="151747" calcext:value-type="float">
            <text:p>151747</text:p>
          </table:table-cell>
          <table:table-cell/>
          <table:table-cell table:formula="of:=SUM([.T8:.T18])" office:value-type="float" office:value="1517426144" calcext:value-type="float">
            <text:p>1517426144</text:p>
          </table:table-cell>
          <table:table-cell table:formula="of:=SUM([.U8:.U18])" office:value-type="float" office:value="145144" calcext:value-type="float">
            <text:p>145144</text:p>
          </table:table-cell>
          <table:table-cell/>
          <table:table-cell table:formula="of:=SUM([.W8:.W18])" office:value-type="float" office:value="1445723308" calcext:value-type="float">
            <text:p>1445723308</text:p>
          </table:table-cell>
          <table:table-cell table:formula="of:=SUM([.X8:.X18])" office:value-type="float" office:value="146499" calcext:value-type="float">
            <text:p>146499</text:p>
          </table:table-cell>
          <table:table-cell/>
          <table:table-cell table:formula="of:=SUM([.Z8:.Z18])" office:value-type="float" office:value="1366334227" calcext:value-type="float">
            <text:p>1366334227</text:p>
          </table:table-cell>
          <table:table-cell table:formula="of:=SUM([.AA8:.AA18])" office:value-type="float" office:value="122616" calcext:value-type="float">
            <text:p>122616</text:p>
          </table:table-cell>
          <table:table-cell/>
          <table:table-cell table:formula="of:=SUM([.AC8:.AC18])" office:value-type="float" office:value="1401417363" calcext:value-type="float">
            <text:p>1401417363</text:p>
          </table:table-cell>
          <table:table-cell table:formula="of:=SUM([.AD8:.AD18])" office:value-type="float" office:value="129807" calcext:value-type="float">
            <text:p>129807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formula="of:=[.B19]/10" office:value-type="float" office:value="88807646.7" calcext:value-type="float">
            <text:p>88807646,7</text:p>
          </table:table-cell>
          <table:table-cell table:formula="of:=[.C19]/10" office:value-type="float" office:value="7456.3" calcext:value-type="float">
            <text:p>7456,3</text:p>
          </table:table-cell>
          <table:table-cell/>
          <table:table-cell table:formula="of:=[.E19]/10" office:value-type="float" office:value="119135035.3" calcext:value-type="float">
            <text:p>119135035,3</text:p>
          </table:table-cell>
          <table:table-cell table:formula="of:=[.F19]/10" office:value-type="float" office:value="10578.1" calcext:value-type="float">
            <text:p>10578,1</text:p>
          </table:table-cell>
          <table:table-cell/>
          <table:table-cell table:formula="of:=[.H19]/10" office:value-type="float" office:value="132953514.1" calcext:value-type="float">
            <text:p>132953514,1</text:p>
          </table:table-cell>
          <table:table-cell table:formula="of:=[.I19]/10" office:value-type="float" office:value="13988.4" calcext:value-type="float">
            <text:p>13988,4</text:p>
          </table:table-cell>
          <table:table-cell/>
          <table:table-cell table:formula="of:=[.K19]/10" office:value-type="float" office:value="145100251.7" calcext:value-type="float">
            <text:p>145100251,7</text:p>
          </table:table-cell>
          <table:table-cell table:formula="of:=[.L19]/10" office:value-type="float" office:value="16376.7" calcext:value-type="float">
            <text:p>16376,7</text:p>
          </table:table-cell>
          <table:table-cell/>
          <table:table-cell table:formula="of:=[.N19]/10" office:value-type="float" office:value="144546451.8" calcext:value-type="float">
            <text:p>144546451,8</text:p>
          </table:table-cell>
          <table:table-cell table:formula="of:=[.O19]/10" office:value-type="float" office:value="16372.5" calcext:value-type="float">
            <text:p>16372,5</text:p>
          </table:table-cell>
          <table:table-cell/>
          <table:table-cell table:formula="of:=[.Q19]/10" office:value-type="float" office:value="143983927.7" calcext:value-type="float">
            <text:p>143983927,7</text:p>
          </table:table-cell>
          <table:table-cell table:formula="of:=[.R19]/10" office:value-type="float" office:value="15174.7" calcext:value-type="float">
            <text:p>15174,7</text:p>
          </table:table-cell>
          <table:table-cell/>
          <table:table-cell table:formula="of:=[.T19]/10" office:value-type="float" office:value="151742614.4" calcext:value-type="float">
            <text:p>151742614,4</text:p>
          </table:table-cell>
          <table:table-cell table:formula="of:=[.U19]/10" office:value-type="float" office:value="14514.4" calcext:value-type="float">
            <text:p>14514,4</text:p>
          </table:table-cell>
          <table:table-cell/>
          <table:table-cell table:formula="of:=[.W19]/10" office:value-type="float" office:value="144572330.8" calcext:value-type="float">
            <text:p>144572330,8</text:p>
          </table:table-cell>
          <table:table-cell table:formula="of:=[.X19]/10" office:value-type="float" office:value="14649.9" calcext:value-type="float">
            <text:p>14649,9</text:p>
          </table:table-cell>
          <table:table-cell/>
          <table:table-cell table:formula="of:=[.Z19]/10" office:value-type="float" office:value="136633422.7" calcext:value-type="float">
            <text:p>136633422,7</text:p>
          </table:table-cell>
          <table:table-cell table:formula="of:=[.AA19]/10" office:value-type="float" office:value="12261.6" calcext:value-type="float">
            <text:p>12261,6</text:p>
          </table:table-cell>
          <table:table-cell/>
          <table:table-cell table:formula="of:=[.AC19]/10" office:value-type="float" office:value="140141736.3" calcext:value-type="float">
            <text:p>140141736,3</text:p>
          </table:table-cell>
          <table:table-cell table:formula="of:=[.AD19]/10" office:value-type="float" office:value="12980.7" calcext:value-type="float">
            <text:p>12980,7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Relacion DATA/MED</text:p>
          </table:table-cell>
          <table:table-cell table:formula="of:=[.C20]/[.B20]" office:value-type="float" office:value="0.000083960112412257" calcext:value-type="float">
            <text:p>8,3960112412257E-005</text:p>
          </table:table-cell>
          <table:table-cell table:number-columns-repeated="2"/>
          <table:table-cell office:value-type="string" calcext:value-type="string">
            <text:p>Relacion DATA/MED</text:p>
          </table:table-cell>
          <table:table-cell table:formula="of:=[.F20]/[.E20]" office:value-type="float" office:value="0.0000887908411943032" calcext:value-type="float">
            <text:p>8,87908411943032E-005</text:p>
          </table:table-cell>
          <table:table-cell/>
          <table:table-cell office:value-type="string" calcext:value-type="string">
            <text:p>Relacion DATA/MED</text:p>
          </table:table-cell>
          <table:table-cell table:formula="of:=[.I20]/[.H20]" office:value-type="float" office:value="0.0001052127135916" calcext:value-type="float">
            <text:p>0,0001052127</text:p>
          </table:table-cell>
          <table:table-cell/>
          <table:table-cell office:value-type="string" calcext:value-type="string">
            <text:p>Relacion DATA/MED</text:p>
          </table:table-cell>
          <table:table-cell table:formula="of:=[.L20]/[.K20]" office:value-type="float" office:value="0.000112864724961742" calcext:value-type="float">
            <text:p>0,0001128647</text:p>
          </table:table-cell>
          <table:table-cell/>
          <table:table-cell office:value-type="string" calcext:value-type="string">
            <text:p>Relacion DATA/MED</text:p>
          </table:table-cell>
          <table:table-cell table:formula="of:=[.O20]/[.N20]" office:value-type="float" office:value="0.000113268086460217" calcext:value-type="float">
            <text:p>0,0001132681</text:p>
          </table:table-cell>
          <table:table-cell/>
          <table:table-cell office:value-type="string" calcext:value-type="string">
            <text:p>Relacion DATA/MED</text:p>
          </table:table-cell>
          <table:table-cell table:formula="of:=[.R20]/[.Q20]" office:value-type="float" office:value="0.000105391624206957" calcext:value-type="float">
            <text:p>0,0001053916</text:p>
          </table:table-cell>
          <table:table-cell/>
          <table:table-cell office:value-type="string" calcext:value-type="string">
            <text:p>Relacion DATA/MED</text:p>
          </table:table-cell>
          <table:table-cell table:formula="of:=[.U20]/[.T20]" office:value-type="float" office:value="0.0000956514427894291" calcext:value-type="float">
            <text:p>9,56514427894291E-005</text:p>
          </table:table-cell>
          <table:table-cell/>
          <table:table-cell office:value-type="string" calcext:value-type="string">
            <text:p>Relacion DATA/MED</text:p>
          </table:table-cell>
          <table:table-cell table:formula="of:=[.X20]/[.W20]" office:value-type="float" office:value="0.000101332668007314" calcext:value-type="float">
            <text:p>0,0001013327</text:p>
          </table:table-cell>
          <table:table-cell/>
          <table:table-cell office:value-type="string" calcext:value-type="string">
            <text:p>Relacion DATA/MED</text:p>
          </table:table-cell>
          <table:table-cell table:formula="of:=[.AA20]/[.Z20]" office:value-type="float" office:value="0.0000897408537215836" calcext:value-type="float">
            <text:p>8,97408537215836E-005</text:p>
          </table:table-cell>
          <table:table-cell/>
          <table:table-cell office:value-type="string" calcext:value-type="string">
            <text:p>Relacion DATA/MED</text:p>
          </table:table-cell>
          <table:table-cell table:formula="of:=[.AD20]/[.AC20]" office:value-type="float" office:value="0.0000926255114480125" calcext:value-type="float">
            <text:p>9,26255114480125E-005</text:p>
          </table:table-cell>
        </table:table-row>
        <table:table-row table:style-name="ro1" table:number-rows-repeated="4">
          <table:table-cell table:number-columns-repeated="30"/>
        </table:table-row>
        <table:table-row table:style-name="ro1">
          <table:table-cell table:number-columns-repeated="6"/>
          <table:table-cell office:value-type="string" calcext:value-type="string">
            <text:p>FAMILIA</text:p>
          </table:table-cell>
          <table:table-cell table:number-columns-repeated="23"/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MEDICION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MEDICION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MEDICION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MEDICION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MEDICION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MEDICION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MEDICION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MEDICION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MEDICION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MEDICION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style-name="ce1" office:value-type="string" calcext:value-type="string">
            <text:p>53 47 5</text:p>
          </table:table-cell>
          <table:table-cell office:value-type="float" office:value="137901001" calcext:value-type="float">
            <text:p>137901001</text:p>
          </table:table-cell>
          <table:table-cell office:value-type="float" office:value="15141077" calcext:value-type="float">
            <text:p>15141077</text:p>
          </table:table-cell>
          <table:table-cell/>
          <table:table-cell office:value-type="float" office:value="130023604" calcext:value-type="float">
            <text:p>130023604</text:p>
          </table:table-cell>
          <table:table-cell office:value-type="float" office:value="5932004" calcext:value-type="float">
            <text:p>5932004</text:p>
          </table:table-cell>
          <table:table-cell/>
          <table:table-cell office:value-type="float" office:value="126683848" calcext:value-type="float">
            <text:p>126683848</text:p>
          </table:table-cell>
          <table:table-cell office:value-type="float" office:value="36402774" calcext:value-type="float">
            <text:p>36402774</text:p>
          </table:table-cell>
          <table:table-cell/>
          <table:table-cell office:value-type="float" office:value="125092390" calcext:value-type="float">
            <text:p>125092390</text:p>
          </table:table-cell>
          <table:table-cell office:value-type="float" office:value="2401050" calcext:value-type="float">
            <text:p>2401050</text:p>
          </table:table-cell>
          <table:table-cell/>
          <table:table-cell office:value-type="float" office:value="126723058" calcext:value-type="float">
            <text:p>126723058</text:p>
          </table:table-cell>
          <table:table-cell office:value-type="float" office:value="13397677" calcext:value-type="float">
            <text:p>13397677</text:p>
          </table:table-cell>
          <table:table-cell/>
          <table:table-cell office:value-type="float" office:value="136360517" calcext:value-type="float">
            <text:p>136360517</text:p>
          </table:table-cell>
          <table:table-cell office:value-type="float" office:value="12627263" calcext:value-type="float">
            <text:p>12627263</text:p>
          </table:table-cell>
          <table:table-cell/>
          <table:table-cell office:value-type="float" office:value="124523347" calcext:value-type="float">
            <text:p>124523347</text:p>
          </table:table-cell>
          <table:table-cell office:value-type="float" office:value="4233324" calcext:value-type="float">
            <text:p>4233324</text:p>
          </table:table-cell>
          <table:table-cell/>
          <table:table-cell office:value-type="float" office:value="128271874" calcext:value-type="float">
            <text:p>128271874</text:p>
          </table:table-cell>
          <table:table-cell office:value-type="float" office:value="6758163" calcext:value-type="float">
            <text:p>6758163</text:p>
          </table:table-cell>
          <table:table-cell/>
          <table:table-cell office:value-type="float" office:value="126426529" calcext:value-type="float">
            <text:p>126426529</text:p>
          </table:table-cell>
          <table:table-cell office:value-type="float" office:value="4274488" calcext:value-type="float">
            <text:p>4274488</text:p>
          </table:table-cell>
          <table:table-cell/>
          <table:table-cell office:value-type="float" office:value="149405862" calcext:value-type="float">
            <text:p>149405862</text:p>
          </table:table-cell>
          <table:table-cell office:value-type="float" office:value="12921909" calcext:value-type="float">
            <text:p>12921909</text:p>
          </table:table-cell>
        </table:table-row>
        <table:table-row table:style-name="ro1">
          <table:table-cell office:value-type="string" calcext:value-type="string">
            <text:p>53 47 5</text:p>
          </table:table-cell>
          <table:table-cell office:value-type="float" office:value="129504555" calcext:value-type="float">
            <text:p>129504555</text:p>
          </table:table-cell>
          <table:table-cell office:value-type="float" office:value="5449786" calcext:value-type="float">
            <text:p>5449786</text:p>
          </table:table-cell>
          <table:table-cell/>
          <table:table-cell office:value-type="float" office:value="125985410" calcext:value-type="float">
            <text:p>125985410</text:p>
          </table:table-cell>
          <table:table-cell office:value-type="float" office:value="38791928" calcext:value-type="float">
            <text:p>38791928</text:p>
          </table:table-cell>
          <table:table-cell/>
          <table:table-cell office:value-type="float" office:value="128768868" calcext:value-type="float">
            <text:p>128768868</text:p>
          </table:table-cell>
          <table:table-cell office:value-type="float" office:value="4987887" calcext:value-type="float">
            <text:p>4987887</text:p>
          </table:table-cell>
          <table:table-cell/>
          <table:table-cell office:value-type="float" office:value="126484854" calcext:value-type="float">
            <text:p>126484854</text:p>
          </table:table-cell>
          <table:table-cell office:value-type="float" office:value="2840006" calcext:value-type="float">
            <text:p>2840006</text:p>
          </table:table-cell>
          <table:table-cell/>
          <table:table-cell office:value-type="float" office:value="125920222" calcext:value-type="float">
            <text:p>125920222</text:p>
          </table:table-cell>
          <table:table-cell office:value-type="float" office:value="5711257" calcext:value-type="float">
            <text:p>5711257</text:p>
          </table:table-cell>
          <table:table-cell/>
          <table:table-cell office:value-type="float" office:value="135868425" calcext:value-type="float">
            <text:p>135868425</text:p>
          </table:table-cell>
          <table:table-cell office:value-type="float" office:value="8311910" calcext:value-type="float">
            <text:p>8311910</text:p>
          </table:table-cell>
          <table:table-cell/>
          <table:table-cell office:value-type="float" office:value="126225084" calcext:value-type="float">
            <text:p>126225084</text:p>
          </table:table-cell>
          <table:table-cell office:value-type="float" office:value="15186388" calcext:value-type="float">
            <text:p>15186388</text:p>
          </table:table-cell>
          <table:table-cell/>
          <table:table-cell office:value-type="float" office:value="124072916" calcext:value-type="float">
            <text:p>124072916</text:p>
          </table:table-cell>
          <table:table-cell office:value-type="float" office:value="14638482" calcext:value-type="float">
            <text:p>14638482</text:p>
          </table:table-cell>
          <table:table-cell/>
          <table:table-cell office:value-type="float" office:value="127493055" calcext:value-type="float">
            <text:p>127493055</text:p>
          </table:table-cell>
          <table:table-cell office:value-type="float" office:value="32107676" calcext:value-type="float">
            <text:p>32107676</text:p>
          </table:table-cell>
          <table:table-cell/>
          <table:table-cell office:value-type="float" office:value="126194696" calcext:value-type="float">
            <text:p>126194696</text:p>
          </table:table-cell>
          <table:table-cell office:value-type="float" office:value="2947656" calcext:value-type="float">
            <text:p>2947656</text:p>
          </table:table-cell>
        </table:table-row>
        <table:table-row table:style-name="ro1">
          <table:table-cell office:value-type="string" calcext:value-type="string">
            <text:p>53 47 5</text:p>
          </table:table-cell>
          <table:table-cell office:value-type="float" office:value="127515111" calcext:value-type="float">
            <text:p>127515111</text:p>
          </table:table-cell>
          <table:table-cell office:value-type="float" office:value="17003340" calcext:value-type="float">
            <text:p>17003340</text:p>
          </table:table-cell>
          <table:table-cell/>
          <table:table-cell office:value-type="float" office:value="125870719" calcext:value-type="float">
            <text:p>125870719</text:p>
          </table:table-cell>
          <table:table-cell office:value-type="float" office:value="7624614" calcext:value-type="float">
            <text:p>7624614</text:p>
          </table:table-cell>
          <table:table-cell/>
          <table:table-cell office:value-type="float" office:value="124950252" calcext:value-type="float">
            <text:p>124950252</text:p>
          </table:table-cell>
          <table:table-cell office:value-type="float" office:value="1465791" calcext:value-type="float">
            <text:p>1465791</text:p>
          </table:table-cell>
          <table:table-cell/>
          <table:table-cell office:value-type="float" office:value="125673686" calcext:value-type="float">
            <text:p>125673686</text:p>
          </table:table-cell>
          <table:table-cell office:value-type="float" office:value="4136199" calcext:value-type="float">
            <text:p>4136199</text:p>
          </table:table-cell>
          <table:table-cell/>
          <table:table-cell office:value-type="float" office:value="126060890" calcext:value-type="float">
            <text:p>126060890</text:p>
          </table:table-cell>
          <table:table-cell office:value-type="float" office:value="4400554" calcext:value-type="float">
            <text:p>4400554</text:p>
          </table:table-cell>
          <table:table-cell/>
          <table:table-cell office:value-type="float" office:value="137387343" calcext:value-type="float">
            <text:p>137387343</text:p>
          </table:table-cell>
          <table:table-cell office:value-type="float" office:value="28960610" calcext:value-type="float">
            <text:p>28960610</text:p>
          </table:table-cell>
          <table:table-cell/>
          <table:table-cell office:value-type="float" office:value="125596736" calcext:value-type="float">
            <text:p>125596736</text:p>
          </table:table-cell>
          <table:table-cell office:value-type="float" office:value="18440880" calcext:value-type="float">
            <text:p>18440880</text:p>
          </table:table-cell>
          <table:table-cell/>
          <table:table-cell office:value-type="float" office:value="125784946" calcext:value-type="float">
            <text:p>125784946</text:p>
          </table:table-cell>
          <table:table-cell office:value-type="float" office:value="47010452" calcext:value-type="float">
            <text:p>47010452</text:p>
          </table:table-cell>
          <table:table-cell/>
          <table:table-cell office:value-type="float" office:value="123839123" calcext:value-type="float">
            <text:p>123839123</text:p>
          </table:table-cell>
          <table:table-cell office:value-type="float" office:value="9001530" calcext:value-type="float">
            <text:p>9001530</text:p>
          </table:table-cell>
          <table:table-cell/>
          <table:table-cell office:value-type="float" office:value="126397120" calcext:value-type="float">
            <text:p>126397120</text:p>
          </table:table-cell>
          <table:table-cell office:value-type="float" office:value="34524831" calcext:value-type="float">
            <text:p>34524831</text:p>
          </table:table-cell>
        </table:table-row>
        <table:table-row table:style-name="ro1">
          <table:table-cell office:value-type="string" calcext:value-type="string">
            <text:p>53 47 5</text:p>
          </table:table-cell>
          <table:table-cell office:value-type="float" office:value="127916528" calcext:value-type="float">
            <text:p>127916528</text:p>
          </table:table-cell>
          <table:table-cell office:value-type="float" office:value="47445018" calcext:value-type="float">
            <text:p>47445018</text:p>
          </table:table-cell>
          <table:table-cell/>
          <table:table-cell office:value-type="float" office:value="128998739" calcext:value-type="float">
            <text:p>128998739</text:p>
          </table:table-cell>
          <table:table-cell office:value-type="float" office:value="33861022" calcext:value-type="float">
            <text:p>33861022</text:p>
          </table:table-cell>
          <table:table-cell/>
          <table:table-cell office:value-type="float" office:value="126974006" calcext:value-type="float">
            <text:p>126974006</text:p>
          </table:table-cell>
          <table:table-cell office:value-type="float" office:value="10846657" calcext:value-type="float">
            <text:p>10846657</text:p>
          </table:table-cell>
          <table:table-cell/>
          <table:table-cell office:value-type="float" office:value="129419273" calcext:value-type="float">
            <text:p>129419273</text:p>
          </table:table-cell>
          <table:table-cell office:value-type="float" office:value="2623954" calcext:value-type="float">
            <text:p>2623954</text:p>
          </table:table-cell>
          <table:table-cell/>
          <table:table-cell office:value-type="float" office:value="130044190" calcext:value-type="float">
            <text:p>130044190</text:p>
          </table:table-cell>
          <table:table-cell office:value-type="float" office:value="4383079" calcext:value-type="float">
            <text:p>4383079</text:p>
          </table:table-cell>
          <table:table-cell/>
          <table:table-cell office:value-type="float" office:value="135262622" calcext:value-type="float">
            <text:p>135262622</text:p>
          </table:table-cell>
          <table:table-cell office:value-type="float" office:value="17233337" calcext:value-type="float">
            <text:p>17233337</text:p>
          </table:table-cell>
          <table:table-cell/>
          <table:table-cell office:value-type="float" office:value="121576185" calcext:value-type="float">
            <text:p>121576185</text:p>
          </table:table-cell>
          <table:table-cell office:value-type="float" office:value="4139895" calcext:value-type="float">
            <text:p>4139895</text:p>
          </table:table-cell>
          <table:table-cell/>
          <table:table-cell office:value-type="float" office:value="125490377" calcext:value-type="float">
            <text:p>125490377</text:p>
          </table:table-cell>
          <table:table-cell office:value-type="float" office:value="5896420" calcext:value-type="float">
            <text:p>5896420</text:p>
          </table:table-cell>
          <table:table-cell/>
          <table:table-cell office:value-type="float" office:value="127661661" calcext:value-type="float">
            <text:p>127661661</text:p>
          </table:table-cell>
          <table:table-cell office:value-type="float" office:value="8976236" calcext:value-type="float">
            <text:p>8976236</text:p>
          </table:table-cell>
          <table:table-cell/>
          <table:table-cell office:value-type="float" office:value="128671822" calcext:value-type="float">
            <text:p>128671822</text:p>
          </table:table-cell>
          <table:table-cell office:value-type="float" office:value="6259330" calcext:value-type="float">
            <text:p>6259330</text:p>
          </table:table-cell>
        </table:table-row>
        <table:table-row table:style-name="ro1">
          <table:table-cell office:value-type="string" calcext:value-type="string">
            <text:p>53 47 5</text:p>
          </table:table-cell>
          <table:table-cell office:value-type="float" office:value="126863235" calcext:value-type="float">
            <text:p>126863235</text:p>
          </table:table-cell>
          <table:table-cell office:value-type="float" office:value="4699621" calcext:value-type="float">
            <text:p>4699621</text:p>
          </table:table-cell>
          <table:table-cell/>
          <table:table-cell office:value-type="float" office:value="126705414" calcext:value-type="float">
            <text:p>126705414</text:p>
          </table:table-cell>
          <table:table-cell office:value-type="float" office:value="5296801" calcext:value-type="float">
            <text:p>5296801</text:p>
          </table:table-cell>
          <table:table-cell/>
          <table:table-cell office:value-type="float" office:value="126006485" calcext:value-type="float">
            <text:p>126006485</text:p>
          </table:table-cell>
          <table:table-cell office:value-type="float" office:value="12507565" calcext:value-type="float">
            <text:p>12507565</text:p>
          </table:table-cell>
          <table:table-cell/>
          <table:table-cell office:value-type="float" office:value="129969690" calcext:value-type="float">
            <text:p>129969690</text:p>
          </table:table-cell>
          <table:table-cell office:value-type="float" office:value="8018555" calcext:value-type="float">
            <text:p>8018555</text:p>
          </table:table-cell>
          <table:table-cell/>
          <table:table-cell office:value-type="float" office:value="126640716" calcext:value-type="float">
            <text:p>126640716</text:p>
          </table:table-cell>
          <table:table-cell office:value-type="float" office:value="7132205" calcext:value-type="float">
            <text:p>7132205</text:p>
          </table:table-cell>
          <table:table-cell/>
          <table:table-cell office:value-type="float" office:value="134744063" calcext:value-type="float">
            <text:p>134744063</text:p>
          </table:table-cell>
          <table:table-cell office:value-type="float" office:value="6524910" calcext:value-type="float">
            <text:p>6524910</text:p>
          </table:table-cell>
          <table:table-cell/>
          <table:table-cell office:value-type="float" office:value="123635228" calcext:value-type="float">
            <text:p>123635228</text:p>
          </table:table-cell>
          <table:table-cell office:value-type="float" office:value="7215204" calcext:value-type="float">
            <text:p>7215204</text:p>
          </table:table-cell>
          <table:table-cell/>
          <table:table-cell office:value-type="float" office:value="127416104" calcext:value-type="float">
            <text:p>127416104</text:p>
          </table:table-cell>
          <table:table-cell office:value-type="float" office:value="53188593" calcext:value-type="float">
            <text:p>53188593</text:p>
          </table:table-cell>
          <table:table-cell/>
          <table:table-cell office:value-type="float" office:value="125398723" calcext:value-type="float">
            <text:p>125398723</text:p>
          </table:table-cell>
          <table:table-cell office:value-type="float" office:value="8515218" calcext:value-type="float">
            <text:p>8515218</text:p>
          </table:table-cell>
          <table:table-cell/>
          <table:table-cell office:value-type="float" office:value="130505895" calcext:value-type="float">
            <text:p>130505895</text:p>
          </table:table-cell>
          <table:table-cell office:value-type="float" office:value="2858489" calcext:value-type="float">
            <text:p>2858489</text:p>
          </table:table-cell>
        </table:table-row>
        <table:table-row table:style-name="ro1">
          <table:table-cell office:value-type="string" calcext:value-type="string">
            <text:p>53 47 5</text:p>
          </table:table-cell>
          <table:table-cell office:value-type="float" office:value="125394311" calcext:value-type="float">
            <text:p>125394311</text:p>
          </table:table-cell>
          <table:table-cell office:value-type="float" office:value="2031803" calcext:value-type="float">
            <text:p>2031803</text:p>
          </table:table-cell>
          <table:table-cell/>
          <table:table-cell office:value-type="float" office:value="130188289" calcext:value-type="float">
            <text:p>130188289</text:p>
          </table:table-cell>
          <table:table-cell office:value-type="float" office:value="3835434" calcext:value-type="float">
            <text:p>3835434</text:p>
          </table:table-cell>
          <table:table-cell/>
          <table:table-cell office:value-type="float" office:value="125953061" calcext:value-type="float">
            <text:p>125953061</text:p>
          </table:table-cell>
          <table:table-cell office:value-type="float" office:value="36559407" calcext:value-type="float">
            <text:p>36559407</text:p>
          </table:table-cell>
          <table:table-cell/>
          <table:table-cell office:value-type="float" office:value="125528607" calcext:value-type="float">
            <text:p>125528607</text:p>
          </table:table-cell>
          <table:table-cell office:value-type="float" office:value="9666169" calcext:value-type="float">
            <text:p>9666169</text:p>
          </table:table-cell>
          <table:table-cell/>
          <table:table-cell office:value-type="float" office:value="124660584" calcext:value-type="float">
            <text:p>124660584</text:p>
          </table:table-cell>
          <table:table-cell office:value-type="float" office:value="13125545" calcext:value-type="float">
            <text:p>13125545</text:p>
          </table:table-cell>
          <table:table-cell/>
          <table:table-cell office:value-type="float" office:value="135737069" calcext:value-type="float">
            <text:p>135737069</text:p>
          </table:table-cell>
          <table:table-cell office:value-type="float" office:value="2469672" calcext:value-type="float">
            <text:p>2469672</text:p>
          </table:table-cell>
          <table:table-cell/>
          <table:table-cell office:value-type="float" office:value="124784097" calcext:value-type="float">
            <text:p>124784097</text:p>
          </table:table-cell>
          <table:table-cell office:value-type="float" office:value="15140074" calcext:value-type="float">
            <text:p>15140074</text:p>
          </table:table-cell>
          <table:table-cell/>
          <table:table-cell office:value-type="float" office:value="124453749" calcext:value-type="float">
            <text:p>124453749</text:p>
          </table:table-cell>
          <table:table-cell office:value-type="float" office:value="4608724" calcext:value-type="float">
            <text:p>4608724</text:p>
          </table:table-cell>
          <table:table-cell/>
          <table:table-cell office:value-type="float" office:value="125782985" calcext:value-type="float">
            <text:p>125782985</text:p>
          </table:table-cell>
          <table:table-cell office:value-type="float" office:value="6322735" calcext:value-type="float">
            <text:p>6322735</text:p>
          </table:table-cell>
          <table:table-cell/>
          <table:table-cell office:value-type="float" office:value="123596998" calcext:value-type="float">
            <text:p>123596998</text:p>
          </table:table-cell>
          <table:table-cell office:value-type="float" office:value="2435163" calcext:value-type="float">
            <text:p>2435163</text:p>
          </table:table-cell>
        </table:table-row>
        <table:table-row table:style-name="ro1">
          <table:table-cell office:value-type="string" calcext:value-type="string">
            <text:p>53 47 5</text:p>
          </table:table-cell>
          <table:table-cell office:value-type="float" office:value="124390031" calcext:value-type="float">
            <text:p>124390031</text:p>
          </table:table-cell>
          <table:table-cell office:value-type="float" office:value="2010323" calcext:value-type="float">
            <text:p>2010323</text:p>
          </table:table-cell>
          <table:table-cell/>
          <table:table-cell office:value-type="float" office:value="131364115" calcext:value-type="float">
            <text:p>131364115</text:p>
          </table:table-cell>
          <table:table-cell office:value-type="float" office:value="18357031" calcext:value-type="float">
            <text:p>18357031</text:p>
          </table:table-cell>
          <table:table-cell/>
          <table:table-cell office:value-type="float" office:value="126677966" calcext:value-type="float">
            <text:p>126677966</text:p>
          </table:table-cell>
          <table:table-cell office:value-type="float" office:value="3967978" calcext:value-type="float">
            <text:p>3967978</text:p>
          </table:table-cell>
          <table:table-cell/>
          <table:table-cell office:value-type="float" office:value="126329482" calcext:value-type="float">
            <text:p>126329482</text:p>
          </table:table-cell>
          <table:table-cell office:value-type="float" office:value="3640241" calcext:value-type="float">
            <text:p>3640241</text:p>
          </table:table-cell>
          <table:table-cell/>
          <table:table-cell office:value-type="float" office:value="129623658" calcext:value-type="float">
            <text:p>129623658</text:p>
          </table:table-cell>
          <table:table-cell office:value-type="float" office:value="15642058" calcext:value-type="float">
            <text:p>15642058</text:p>
          </table:table-cell>
          <table:table-cell/>
          <table:table-cell office:value-type="float" office:value="135452793" calcext:value-type="float">
            <text:p>135452793</text:p>
          </table:table-cell>
          <table:table-cell office:value-type="float" office:value="8956297" calcext:value-type="float">
            <text:p>8956297</text:p>
          </table:table-cell>
          <table:table-cell/>
          <table:table-cell office:value-type="float" office:value="124814975" calcext:value-type="float">
            <text:p>124814975</text:p>
          </table:table-cell>
          <table:table-cell office:value-type="float" office:value="2434095" calcext:value-type="float">
            <text:p>2434095</text:p>
          </table:table-cell>
          <table:table-cell/>
          <table:table-cell office:value-type="float" office:value="126284390" calcext:value-type="float">
            <text:p>126284390</text:p>
          </table:table-cell>
          <table:table-cell office:value-type="float" office:value="3041895" calcext:value-type="float">
            <text:p>3041895</text:p>
          </table:table-cell>
          <table:table-cell/>
          <table:table-cell office:value-type="float" office:value="126030502" calcext:value-type="float">
            <text:p>126030502</text:p>
          </table:table-cell>
          <table:table-cell office:value-type="float" office:value="2270510" calcext:value-type="float">
            <text:p>2270510</text:p>
          </table:table-cell>
          <table:table-cell/>
          <table:table-cell office:value-type="float" office:value="128209137" calcext:value-type="float">
            <text:p>128209137</text:p>
          </table:table-cell>
          <table:table-cell office:value-type="float" office:value="25006556" calcext:value-type="float">
            <text:p>25006556</text:p>
          </table:table-cell>
        </table:table-row>
        <table:table-row table:style-name="ro1">
          <table:table-cell office:value-type="string" calcext:value-type="string">
            <text:p>53 47 5</text:p>
          </table:table-cell>
          <table:table-cell office:value-type="float" office:value="126382417" calcext:value-type="float">
            <text:p>126382417</text:p>
          </table:table-cell>
          <table:table-cell office:value-type="float" office:value="2617231" calcext:value-type="float">
            <text:p>2617231</text:p>
          </table:table-cell>
          <table:table-cell/>
          <table:table-cell office:value-type="float" office:value="126766190" calcext:value-type="float">
            <text:p>126766190</text:p>
          </table:table-cell>
          <table:table-cell office:value-type="float" office:value="4168340" calcext:value-type="float">
            <text:p>4168340</text:p>
          </table:table-cell>
          <table:table-cell/>
          <table:table-cell office:value-type="float" office:value="126142742" calcext:value-type="float">
            <text:p>126142742</text:p>
          </table:table-cell>
          <table:table-cell office:value-type="float" office:value="30767357" calcext:value-type="float">
            <text:p>30767357</text:p>
          </table:table-cell>
          <table:table-cell/>
          <table:table-cell office:value-type="float" office:value="126028541" calcext:value-type="float">
            <text:p>126028541</text:p>
          </table:table-cell>
          <table:table-cell office:value-type="float" office:value="7176771" calcext:value-type="float">
            <text:p>7176771</text:p>
          </table:table-cell>
          <table:table-cell/>
          <table:table-cell office:value-type="float" office:value="126228515" calcext:value-type="float">
            <text:p>126228515</text:p>
          </table:table-cell>
          <table:table-cell office:value-type="float" office:value="4903193" calcext:value-type="float">
            <text:p>4903193</text:p>
          </table:table-cell>
          <table:table-cell/>
          <table:table-cell office:value-type="float" office:value="136868784" calcext:value-type="float">
            <text:p>136868784</text:p>
          </table:table-cell>
          <table:table-cell office:value-type="float" office:value="1971024" calcext:value-type="float">
            <text:p>1971024</text:p>
          </table:table-cell>
          <table:table-cell/>
          <table:table-cell office:value-type="float" office:value="126669143" calcext:value-type="float">
            <text:p>126669143</text:p>
          </table:table-cell>
          <table:table-cell office:value-type="float" office:value="2368585" calcext:value-type="float">
            <text:p>2368585</text:p>
          </table:table-cell>
          <table:table-cell/>
          <table:table-cell office:value-type="float" office:value="126776972" calcext:value-type="float">
            <text:p>126776972</text:p>
          </table:table-cell>
          <table:table-cell office:value-type="float" office:value="2875270" calcext:value-type="float">
            <text:p>2875270</text:p>
          </table:table-cell>
          <table:table-cell/>
          <table:table-cell office:value-type="float" office:value="123670028" calcext:value-type="float">
            <text:p>123670028</text:p>
          </table:table-cell>
          <table:table-cell office:value-type="float" office:value="7682712" calcext:value-type="float">
            <text:p>7682712</text:p>
          </table:table-cell>
          <table:table-cell/>
          <table:table-cell office:value-type="float" office:value="125171301" calcext:value-type="float">
            <text:p>125171301</text:p>
          </table:table-cell>
          <table:table-cell office:value-type="float" office:value="8571718" calcext:value-type="float">
            <text:p>8571718</text:p>
          </table:table-cell>
        </table:table-row>
        <table:table-row table:style-name="ro1">
          <table:table-cell office:value-type="string" calcext:value-type="string">
            <text:p>53 47 5</text:p>
          </table:table-cell>
          <table:table-cell office:value-type="float" office:value="123061774" calcext:value-type="float">
            <text:p>123061774</text:p>
          </table:table-cell>
          <table:table-cell office:value-type="float" office:value="2018132" calcext:value-type="float">
            <text:p>2018132</text:p>
          </table:table-cell>
          <table:table-cell/>
          <table:table-cell office:value-type="float" office:value="131945411" calcext:value-type="float">
            <text:p>131945411</text:p>
          </table:table-cell>
          <table:table-cell office:value-type="float" office:value="14246377" calcext:value-type="float">
            <text:p>14246377</text:p>
          </table:table-cell>
          <table:table-cell/>
          <table:table-cell office:value-type="float" office:value="126796578" calcext:value-type="float">
            <text:p>126796578</text:p>
          </table:table-cell>
          <table:table-cell office:value-type="float" office:value="6948608" calcext:value-type="float">
            <text:p>6948608</text:p>
          </table:table-cell>
          <table:table-cell/>
          <table:table-cell office:value-type="float" office:value="119650457" calcext:value-type="float">
            <text:p>119650457</text:p>
          </table:table-cell>
          <table:table-cell office:value-type="float" office:value="4065875" calcext:value-type="float">
            <text:p>4065875</text:p>
          </table:table-cell>
          <table:table-cell/>
          <table:table-cell office:value-type="float" office:value="125151695" calcext:value-type="float">
            <text:p>125151695</text:p>
          </table:table-cell>
          <table:table-cell office:value-type="float" office:value="41909894" calcext:value-type="float">
            <text:p>41909894</text:p>
          </table:table-cell>
          <table:table-cell/>
          <table:table-cell office:value-type="float" office:value="136575685" calcext:value-type="float">
            <text:p>136575685</text:p>
          </table:table-cell>
          <table:table-cell office:value-type="float" office:value="4339046" calcext:value-type="float">
            <text:p>4339046</text:p>
          </table:table-cell>
          <table:table-cell/>
          <table:table-cell office:value-type="float" office:value="124967896" calcext:value-type="float">
            <text:p>124967896</text:p>
          </table:table-cell>
          <table:table-cell office:value-type="float" office:value="17469448" calcext:value-type="float">
            <text:p>17469448</text:p>
          </table:table-cell>
          <table:table-cell/>
          <table:table-cell office:value-type="float" office:value="129425644" calcext:value-type="float">
            <text:p>129425644</text:p>
          </table:table-cell>
          <table:table-cell office:value-type="float" office:value="16024958" calcext:value-type="float">
            <text:p>16024958</text:p>
          </table:table-cell>
          <table:table-cell/>
          <table:table-cell office:value-type="float" office:value="125557035" calcext:value-type="float">
            <text:p>125557035</text:p>
          </table:table-cell>
          <table:table-cell office:value-type="float" office:value="15637867" calcext:value-type="float">
            <text:p>15637867</text:p>
          </table:table-cell>
          <table:table-cell/>
          <table:table-cell office:value-type="float" office:value="127788114" calcext:value-type="float">
            <text:p>127788114</text:p>
          </table:table-cell>
          <table:table-cell office:value-type="float" office:value="2776228" calcext:value-type="float">
            <text:p>2776228</text:p>
          </table:table-cell>
        </table:table-row>
        <table:table-row table:style-name="ro1">
          <table:table-cell office:value-type="string" calcext:value-type="string">
            <text:p>53 47 5</text:p>
          </table:table-cell>
          <table:table-cell office:value-type="float" office:value="137131004" calcext:value-type="float">
            <text:p>137131004</text:p>
          </table:table-cell>
          <table:table-cell office:value-type="float" office:value="17657644" calcext:value-type="float">
            <text:p>17657644</text:p>
          </table:table-cell>
          <table:table-cell/>
          <table:table-cell office:value-type="float" office:value="132124309" calcext:value-type="float">
            <text:p>132124309</text:p>
          </table:table-cell>
          <table:table-cell office:value-type="float" office:value="14028862" calcext:value-type="float">
            <text:p>14028862</text:p>
          </table:table-cell>
          <table:table-cell/>
          <table:table-cell office:value-type="float" office:value="137708379" calcext:value-type="float">
            <text:p>137708379</text:p>
          </table:table-cell>
          <table:table-cell office:value-type="float" office:value="13218952" calcext:value-type="float">
            <text:p>13218952</text:p>
          </table:table-cell>
          <table:table-cell/>
          <table:table-cell office:value-type="float" office:value="125372745" calcext:value-type="float">
            <text:p>125372745</text:p>
          </table:table-cell>
          <table:table-cell office:value-type="float" office:value="41730792" calcext:value-type="float">
            <text:p>41730792</text:p>
          </table:table-cell>
          <table:table-cell/>
          <table:table-cell office:value-type="float" office:value="129568763" calcext:value-type="float">
            <text:p>129568763</text:p>
          </table:table-cell>
          <table:table-cell office:value-type="float" office:value="42442864" calcext:value-type="float">
            <text:p>42442864</text:p>
          </table:table-cell>
          <table:table-cell/>
          <table:table-cell office:value-type="float" office:value="134616139" calcext:value-type="float">
            <text:p>134616139</text:p>
          </table:table-cell>
          <table:table-cell office:value-type="float" office:value="30249573" calcext:value-type="float">
            <text:p>30249573</text:p>
          </table:table-cell>
          <table:table-cell/>
          <table:table-cell office:value-type="float" office:value="123090692" calcext:value-type="float">
            <text:p>123090692</text:p>
          </table:table-cell>
          <table:table-cell office:value-type="float" office:value="6071975" calcext:value-type="float">
            <text:p>6071975</text:p>
          </table:table-cell>
          <table:table-cell/>
          <table:table-cell office:value-type="float" office:value="126512301" calcext:value-type="float">
            <text:p>126512301</text:p>
          </table:table-cell>
          <table:table-cell office:value-type="float" office:value="13193890" calcext:value-type="float">
            <text:p>13193890</text:p>
          </table:table-cell>
          <table:table-cell/>
          <table:table-cell office:value-type="float" office:value="126227535" calcext:value-type="float">
            <text:p>126227535</text:p>
          </table:table-cell>
          <table:table-cell office:value-type="float" office:value="3633742" calcext:value-type="float">
            <text:p>3633742</text:p>
          </table:table-cell>
          <table:table-cell/>
          <table:table-cell office:value-type="float" office:value="130769096" calcext:value-type="float">
            <text:p>130769096</text:p>
          </table:table-cell>
          <table:table-cell office:value-type="float" office:value="9410503" calcext:value-type="float">
            <text:p>9410503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SUMA</text:p>
          </table:table-cell>
          <table:table-cell table:formula="of:=SUM([.B34:.B44])" office:value-type="float" office:value="1286059967" calcext:value-type="float">
            <text:p>1286059967</text:p>
          </table:table-cell>
          <table:table-cell table:formula="of:=SUM([.C34:.C44])" office:value-type="float" office:value="116073975" calcext:value-type="float">
            <text:p>116073975</text:p>
          </table:table-cell>
          <table:table-cell/>
          <table:table-cell table:formula="of:=SUM([.E34:.E44])" office:value-type="float" office:value="1289972200" calcext:value-type="float">
            <text:p>1289972200</text:p>
          </table:table-cell>
          <table:table-cell table:formula="of:=SUM([.F34:.F44])" office:value-type="float" office:value="146142413" calcext:value-type="float">
            <text:p>146142413</text:p>
          </table:table-cell>
          <table:table-cell/>
          <table:table-cell table:formula="of:=SUM([.H34:.H44])" office:value-type="float" office:value="1276662185" calcext:value-type="float">
            <text:p>1276662185</text:p>
          </table:table-cell>
          <table:table-cell table:formula="of:=SUM([.I34:.I44])" office:value-type="float" office:value="157672976" calcext:value-type="float">
            <text:p>157672976</text:p>
          </table:table-cell>
          <table:table-cell/>
          <table:table-cell table:formula="of:=SUM([.K34:.K44])" office:value-type="float" office:value="1259549725" calcext:value-type="float">
            <text:p>1259549725</text:p>
          </table:table-cell>
          <table:table-cell table:formula="of:=SUM([.L34:.L44])" office:value-type="float" office:value="86299612" calcext:value-type="float">
            <text:p>86299612</text:p>
          </table:table-cell>
          <table:table-cell/>
          <table:table-cell table:formula="of:=SUM([.N34:.N44])" office:value-type="float" office:value="1270622291" calcext:value-type="float">
            <text:p>1270622291</text:p>
          </table:table-cell>
          <table:table-cell table:formula="of:=SUM([.O34:.O44])" office:value-type="float" office:value="153048326" calcext:value-type="float">
            <text:p>153048326</text:p>
          </table:table-cell>
          <table:table-cell/>
          <table:table-cell table:formula="of:=SUM([.Q34:.Q44])" office:value-type="float" office:value="1358873440" calcext:value-type="float">
            <text:p>1358873440</text:p>
          </table:table-cell>
          <table:table-cell table:formula="of:=SUM([.R34:.R44])" office:value-type="float" office:value="121643642" calcext:value-type="float">
            <text:p>121643642</text:p>
          </table:table-cell>
          <table:table-cell/>
          <table:table-cell table:formula="of:=SUM([.T34:.T44])" office:value-type="float" office:value="1245883383" calcext:value-type="float">
            <text:p>1245883383</text:p>
          </table:table-cell>
          <table:table-cell table:formula="of:=SUM([.U34:.U44])" office:value-type="float" office:value="92699868" calcext:value-type="float">
            <text:p>92699868</text:p>
          </table:table-cell>
          <table:table-cell/>
          <table:table-cell table:formula="of:=SUM([.W34:.W44])" office:value-type="float" office:value="1264489273" calcext:value-type="float">
            <text:p>1264489273</text:p>
          </table:table-cell>
          <table:table-cell table:formula="of:=SUM([.X34:.X44])" office:value-type="float" office:value="167236847" calcext:value-type="float">
            <text:p>167236847</text:p>
          </table:table-cell>
          <table:table-cell/>
          <table:table-cell table:formula="of:=SUM([.Z34:.Z44])" office:value-type="float" office:value="1258087176" calcext:value-type="float">
            <text:p>1258087176</text:p>
          </table:table-cell>
          <table:table-cell table:formula="of:=SUM([.AA34:.AA44])" office:value-type="float" office:value="98422714" calcext:value-type="float">
            <text:p>98422714</text:p>
          </table:table-cell>
          <table:table-cell/>
          <table:table-cell table:formula="of:=SUM([.AC34:.AC44])" office:value-type="float" office:value="1296710041" calcext:value-type="float">
            <text:p>1296710041</text:p>
          </table:table-cell>
          <table:table-cell table:formula="of:=SUM([.AD34:.AD44])" office:value-type="float" office:value="107712383" calcext:value-type="float">
            <text:p>107712383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formula="of:=[.B45]/10" office:value-type="float" office:value="128605996.7" calcext:value-type="float">
            <text:p>128605996,7</text:p>
          </table:table-cell>
          <table:table-cell table:formula="of:=[.C45]/10" office:value-type="float" office:value="11607397.5" calcext:value-type="float">
            <text:p>11607397,5</text:p>
          </table:table-cell>
          <table:table-cell/>
          <table:table-cell table:formula="of:=[.E45]/10" office:value-type="float" office:value="128997220" calcext:value-type="float">
            <text:p>128997220</text:p>
          </table:table-cell>
          <table:table-cell table:formula="of:=[.F45]/10" office:value-type="float" office:value="14614241.3" calcext:value-type="float">
            <text:p>14614241,3</text:p>
          </table:table-cell>
          <table:table-cell/>
          <table:table-cell table:formula="of:=[.H45]/10" office:value-type="float" office:value="127666218.5" calcext:value-type="float">
            <text:p>127666218,5</text:p>
          </table:table-cell>
          <table:table-cell table:formula="of:=[.I45]/10" office:value-type="float" office:value="15767297.6" calcext:value-type="float">
            <text:p>15767297,6</text:p>
          </table:table-cell>
          <table:table-cell/>
          <table:table-cell table:formula="of:=[.K45]/10" office:value-type="float" office:value="125954972.5" calcext:value-type="float">
            <text:p>125954972,5</text:p>
          </table:table-cell>
          <table:table-cell table:formula="of:=[.L45]/10" office:value-type="float" office:value="8629961.2" calcext:value-type="float">
            <text:p>8629961,2</text:p>
          </table:table-cell>
          <table:table-cell/>
          <table:table-cell table:formula="of:=[.N45]/10" office:value-type="float" office:value="127062229.1" calcext:value-type="float">
            <text:p>127062229,1</text:p>
          </table:table-cell>
          <table:table-cell table:formula="of:=[.O45]/10" office:value-type="float" office:value="15304832.6" calcext:value-type="float">
            <text:p>15304832,6</text:p>
          </table:table-cell>
          <table:table-cell/>
          <table:table-cell table:formula="of:=[.Q45]/10" office:value-type="float" office:value="135887344" calcext:value-type="float">
            <text:p>135887344</text:p>
          </table:table-cell>
          <table:table-cell table:formula="of:=[.R45]/10" office:value-type="float" office:value="12164364.2" calcext:value-type="float">
            <text:p>12164364,2</text:p>
          </table:table-cell>
          <table:table-cell/>
          <table:table-cell table:formula="of:=[.T45]/10" office:value-type="float" office:value="124588338.3" calcext:value-type="float">
            <text:p>124588338,3</text:p>
          </table:table-cell>
          <table:table-cell table:formula="of:=[.U45]/10" office:value-type="float" office:value="9269986.8" calcext:value-type="float">
            <text:p>9269986,8</text:p>
          </table:table-cell>
          <table:table-cell/>
          <table:table-cell table:formula="of:=[.W45]/10" office:value-type="float" office:value="126448927.3" calcext:value-type="float">
            <text:p>126448927,3</text:p>
          </table:table-cell>
          <table:table-cell table:formula="of:=[.X45]/10" office:value-type="float" office:value="16723684.7" calcext:value-type="float">
            <text:p>16723684,7</text:p>
          </table:table-cell>
          <table:table-cell/>
          <table:table-cell table:formula="of:=[.Z45]/10" office:value-type="float" office:value="125808717.6" calcext:value-type="float">
            <text:p>125808717,6</text:p>
          </table:table-cell>
          <table:table-cell table:formula="of:=[.AA45]/10" office:value-type="float" office:value="9842271.4" calcext:value-type="float">
            <text:p>9842271,4</text:p>
          </table:table-cell>
          <table:table-cell/>
          <table:table-cell table:formula="of:=[.AC45]/10" office:value-type="float" office:value="129671004.1" calcext:value-type="float">
            <text:p>129671004,1</text:p>
          </table:table-cell>
          <table:table-cell table:formula="of:=[.AD45]/10" office:value-type="float" office:value="10771238.3" calcext:value-type="float">
            <text:p>10771238,3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Relacion DATA/MED</text:p>
          </table:table-cell>
          <table:table-cell table:formula="of:=[.C46]/[.B46]" office:value-type="float" office:value="0.0902554919509442" calcext:value-type="float">
            <text:p>0,090255492</text:p>
          </table:table-cell>
          <table:table-cell table:number-columns-repeated="2"/>
          <table:table-cell office:value-type="string" calcext:value-type="string">
            <text:p>Relacion DATA/MED</text:p>
          </table:table-cell>
          <table:table-cell table:formula="of:=[.F46]/[.E46]" office:value-type="float" office:value="0.113291133715905" calcext:value-type="float">
            <text:p>0,1132911337</text:p>
          </table:table-cell>
          <table:table-cell/>
          <table:table-cell office:value-type="string" calcext:value-type="string">
            <text:p>Relacion DATA/MED</text:p>
          </table:table-cell>
          <table:table-cell table:formula="of:=[.I46]/[.H46]" office:value-type="float" office:value="0.12350407010763" calcext:value-type="float">
            <text:p>0,1235040701</text:p>
          </table:table-cell>
          <table:table-cell/>
          <table:table-cell office:value-type="string" calcext:value-type="string">
            <text:p>Relacion DATA/MED</text:p>
          </table:table-cell>
          <table:table-cell table:formula="of:=[.L46]/[.K46]" office:value-type="float" office:value="0.0685162405954239" calcext:value-type="float">
            <text:p>0,0685162406</text:p>
          </table:table-cell>
          <table:table-cell/>
          <table:table-cell office:value-type="string" calcext:value-type="string">
            <text:p>Relacion DATA/MED</text:p>
          </table:table-cell>
          <table:table-cell table:formula="of:=[.O46]/[.N46]" office:value-type="float" office:value="0.120451472545432" calcext:value-type="float">
            <text:p>0,1204514725</text:p>
          </table:table-cell>
          <table:table-cell/>
          <table:table-cell office:value-type="string" calcext:value-type="string">
            <text:p>Relacion DATA/MED</text:p>
          </table:table-cell>
          <table:table-cell table:formula="of:=[.R46]/[.Q46]" office:value-type="float" office:value="0.0895180069160819" calcext:value-type="float">
            <text:p>0,0895180069</text:p>
          </table:table-cell>
          <table:table-cell/>
          <table:table-cell office:value-type="string" calcext:value-type="string">
            <text:p>Relacion DATA/MED</text:p>
          </table:table-cell>
          <table:table-cell table:formula="of:=[.U46]/[.T46]" office:value-type="float" office:value="0.0744049316853277" calcext:value-type="float">
            <text:p>0,0744049317</text:p>
          </table:table-cell>
          <table:table-cell/>
          <table:table-cell office:value-type="string" calcext:value-type="string">
            <text:p>Relacion DATA/MED</text:p>
          </table:table-cell>
          <table:table-cell table:formula="of:=[.X46]/[.W46]" office:value-type="float" office:value="0.132256437892297" calcext:value-type="float">
            <text:p>0,1322564379</text:p>
          </table:table-cell>
          <table:table-cell/>
          <table:table-cell office:value-type="string" calcext:value-type="string">
            <text:p>Relacion DATA/MED</text:p>
          </table:table-cell>
          <table:table-cell table:formula="of:=[.AA46]/[.Z46]" office:value-type="float" office:value="0.078232030242076" calcext:value-type="float">
            <text:p>0,0782320302</text:p>
          </table:table-cell>
          <table:table-cell/>
          <table:table-cell office:value-type="string" calcext:value-type="string">
            <text:p>Relacion DATA/MED</text:p>
          </table:table-cell>
          <table:table-cell table:formula="of:=[.AD46]/[.AC46]" office:value-type="float" office:value="0.0830658972278291" calcext:value-type="float">
            <text:p>0,08306589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09:21:28.141186904</meta:creation-date>
    <dc:date>2016-11-25T09:33:21.167376620</dc:date>
    <meta:editing-duration>PT6M46S</meta:editing-duration>
    <meta:editing-cycles>4</meta:editing-cycles>
    <meta:generator>LibreOffice/4.2.8.2$Linux_x86 LibreOffice_project/420m0$Build-2</meta:generator>
    <meta:document-statistic meta:table-count="1" meta:cell-count="608" meta:object-count="0"/>
  </office:meta>
</office:document-meta>
</file>